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3cm" fo:min-width="1.915cm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463cm" fo:min-width="1.915cm"/>
    </style:style>
    <style:style style:name="gr3" style:family="graphic" style:parent-style-name="standard">
      <style:graphic-properties draw:textarea-horizontal-align="justify" draw:textarea-vertical-align="middle" draw:auto-grow-height="false" fo:min-height="1.462cm" fo:min-width="1.915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463cm" fo:min-width="1.915cm"/>
    </style:style>
    <style:style style:name="gr5" style:family="graphic" style:parent-style-name="standard">
      <style:graphic-properties svg:stroke-color="#000000" draw:fill-color="#ffbf00" draw:textarea-horizontal-align="justify" draw:textarea-vertical-align="middle" draw:auto-grow-height="false" fo:min-height="0.24cm" fo:min-width="1.026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24cm" fo:min-width="0.899cm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0.24cm" fo:min-width="1.026cm"/>
    </style:style>
    <style:style style:name="gr8" style:family="graphic" style:parent-style-name="standard">
      <style:graphic-properties svg:stroke-color="#000000" draw:fill-color="#ffbf00" draw:textarea-horizontal-align="justify" draw:textarea-vertical-align="middle" draw:auto-grow-height="false" fo:min-height="0.239cm" fo:min-width="1.026cm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0.24cm" fo:min-width="1.025cm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0.239cm" fo:min-width="1.026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15cm" svg:height="1.713cm" svg:x="4.1cm" svg:y="7.4cm">
          <text:p text:style-name="P1">1x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5cm" svg:height="1.713cm" svg:x="10.329cm" svg:y="7.4cm">
          <text:p text:style-name="P1">1x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16.685cm" svg:y="7.4cm">
          <text:p text:style-name="P1">1x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5cm" svg:height="1.712cm" svg:x="4.1cm" svg:y="13.15cm">
          <text:p text:style-name="P1">2x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5cm" svg:height="1.712cm" svg:x="10.329cm" svg:y="13.15cm">
          <text:p text:style-name="P1">2x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5cm" svg:height="1.712cm" svg:x="16.685cm" svg:y="13.15cm">
          <text:p text:style-name="P1">2x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4.1cm" svg:y="18.287cm">
          <text:p text:style-name="P1">3x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10.329cm" svg:y="18.287cm">
          <text:p text:style-name="P1">3x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15cm" svg:height="1.713cm" svg:x="16.685cm" svg:y="18.287cm">
          <text:p text:style-name="P1">3x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26cm" svg:height="0.49cm" svg:x="7.786cm" svg:y="7.88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26cm" svg:height="0.49cm" svg:x="6.642cm" svg:y="10.09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99cm" svg:height="0.49cm" svg:x="14.269cm" svg:y="7.8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6cm" svg:height="0.49cm" svg:x="4.481cm" svg:y="10.8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6cm" svg:height="0.489cm" svg:x="7.659cm" svg:y="14.0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6cm" svg:height="0.49cm" svg:x="10.837cm" svg:y="16.45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525cm" svg:height="0.49cm" svg:x="14.928cm" svg:y="17.3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6cm" svg:height="0.49cm" svg:x="10.837cm" svg:y="10.8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6cm" svg:height="0.49cm" svg:x="17.066cm" svg:y="10.8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6cm" svg:height="0.49cm" svg:x="4.608cm" svg:y="16.45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6cm" svg:height="0.489cm" svg:x="7.659cm" svg:y="19.2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26cm" svg:height="0.489cm" svg:x="17.066cm" svg:y="16.33cm">
          <text:p text:style-name="P1">0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897cm" svg:y1="8.379cm" svg:x2="10.075cm" svg:y2="8.379cm">
          <text:p/>
        </draw:line>
        <draw:line draw:style-name="gr11" draw:text-style-name="P1" draw:layer="layout" svg:x1="5.244cm" svg:y1="9.847cm" svg:x2="5.244cm" svg:y2="12.538cm">
          <text:p/>
        </draw:line>
        <draw:line draw:style-name="gr11" draw:text-style-name="P1" draw:layer="layout" svg:x1="5.244cm" svg:y1="15.351cm" svg:x2="5.244cm" svg:y2="18.042cm">
          <text:p/>
        </draw:line>
        <draw:line draw:style-name="gr11" draw:text-style-name="P1" draw:layer="layout" svg:x1="11.6cm" svg:y1="15.351cm" svg:x2="11.6cm" svg:y2="18.042cm">
          <text:p/>
        </draw:line>
        <draw:line draw:style-name="gr11" draw:text-style-name="P1" draw:layer="layout" svg:x1="17.956cm" svg:y1="15.351cm" svg:x2="17.956cm" svg:y2="18.042cm">
          <text:p/>
        </draw:line>
        <draw:line draw:style-name="gr11" draw:text-style-name="P1" draw:layer="layout" svg:x1="17.956cm" svg:y1="9.847cm" svg:x2="17.956cm" svg:y2="12.538cm">
          <text:p/>
        </draw:line>
        <draw:line draw:style-name="gr12" draw:text-style-name="P1" draw:layer="layout" svg:x1="11.6cm" svg:y1="9.847cm" svg:x2="11.6cm" svg:y2="12.538cm">
          <text:p text:style-name="P1"/>
        </draw:line>
        <draw:line draw:style-name="gr11" draw:text-style-name="P1" draw:layer="layout" svg:x1="13.253cm" svg:y1="8.379cm" svg:x2="16.431cm" svg:y2="8.379cm">
          <text:p/>
        </draw:line>
        <draw:line draw:style-name="gr11" draw:text-style-name="P1" draw:layer="layout" svg:x1="13.125cm" svg:y1="14.128cm" svg:x2="16.303cm" svg:y2="14.128cm">
          <text:p/>
        </draw:line>
        <draw:line draw:style-name="gr11" draw:text-style-name="P1" draw:layer="layout" svg:x1="13.125cm" svg:y1="19.266cm" svg:x2="16.303cm" svg:y2="19.266cm">
          <text:p/>
        </draw:line>
        <draw:line draw:style-name="gr11" draw:text-style-name="P1" draw:layer="layout" svg:x1="6.897cm" svg:y1="19.266cm" svg:x2="10.075cm" svg:y2="19.266cm">
          <text:p/>
        </draw:line>
        <draw:line draw:style-name="gr11" draw:text-style-name="P1" draw:layer="layout" svg:x1="6.897cm" svg:y1="14.006cm" svg:x2="10.075cm" svg:y2="14.006cm">
          <text:p/>
        </draw:line>
        <draw:line draw:style-name="gr11" draw:text-style-name="P1" draw:layer="layout" svg:x1="6.769cm" svg:y1="9.602cm" svg:x2="10.074cm" svg:y2="12.905cm">
          <text:p/>
        </draw:line>
        <draw:line draw:style-name="gr11" draw:text-style-name="P1" draw:layer="layout" svg:x1="13.184cm" svg:y1="9.464cm" svg:x2="16.489cm" svg:y2="12.767cm">
          <text:p/>
        </draw:line>
        <draw:line draw:style-name="gr11" draw:text-style-name="P1" draw:layer="layout" svg:x1="13.125cm" svg:y1="15.107cm" svg:x2="16.43cm" svg:y2="18.41cm">
          <text:p/>
        </draw:line>
        <draw:line draw:style-name="gr11" draw:text-style-name="P1" draw:layer="layout" svg:x1="6.769cm" svg:y1="15.107cm" svg:x2="10.074cm" svg:y2="18.41cm">
          <text:p/>
        </draw:line>
        <draw:custom-shape draw:style-name="gr8" draw:text-style-name="P4" draw:layer="layout" svg:width="1.526cm" svg:height="0.489cm" svg:x="14.015cm" svg:y="19.26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6cm" svg:height="0.489cm" svg:x="13.125cm" svg:y="9.96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6cm" svg:height="0.489cm" svg:x="13.888cm" svg:y="14.12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6cm" svg:height="0.49cm" svg:x="8.549cm" svg:y="17.553cm">
          <text:p text:style-name="P1">2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557cm" svg:y1="9.48cm" svg:x2="12.998cm" svg:y2="13.028cm">
          <text:p/>
        </draw:line>
        <draw:line draw:style-name="gr11" draw:text-style-name="P1" draw:layer="layout" svg:x1="10.201cm" svg:y1="9.357cm" svg:x2="6.642cm" svg:y2="12.905cm">
          <text:p/>
        </draw:line>
        <draw:line draw:style-name="gr11" draw:text-style-name="P1" draw:layer="layout" svg:x1="10.201cm" svg:y1="14.862cm" svg:x2="6.642cm" svg:y2="18.41cm">
          <text:p/>
        </draw:line>
        <draw:custom-shape draw:style-name="gr8" draw:text-style-name="P4" draw:layer="layout" svg:width="1.526cm" svg:height="0.489cm" svg:x="6.388cm" svg:y="12.04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6cm" svg:height="0.489cm" svg:x="12.974cm" svg:y="12.01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6cm" svg:height="0.489cm" svg:x="8.676cm" svg:y="15.474cm">
          <text:p text:style-name="P1">4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43cm" svg:y1="14.862cm" svg:x2="12.871cm" svg:y2="18.41cm">
          <text:p/>
        </draw:line>
        <draw:custom-shape draw:style-name="gr8" draw:text-style-name="P4" draw:layer="layout" svg:width="1.526cm" svg:height="0.489cm" svg:x="15.159cm" svg:y="15.229cm">
          <text:p text:style-name="P1">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3:00:21.316185819</meta:creation-date>
    <dc:date>2019-11-10T17:22:38.900935248</dc:date>
    <meta:editing-duration>PT3H51M34S</meta:editing-duration>
    <meta:editing-cycles>4</meta:editing-cycles>
    <meta:generator>LibreOffice/6.1.5.2$Linux_X86_64 LibreOffice_project/10$Build-2</meta:generator>
    <meta:document-statistic meta:object-count="49"/>
  </office:meta>
</office:document-meta>
</file>